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rsid="0003c81d" officeooo:paragraph-rsid="0003c8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Noto Serif CJK SC1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08:18:45.987126900</meta:creation-date>
    <dc:date>2022-08-02T13:02:40.124952267</dc:date>
    <meta:editing-cycles>3</meta:editing-cycles>
    <meta:editing-duration>PT25S</meta:editing-duration>
    <meta:print-date>2022-08-02T10:54:37.929040128</meta:print-date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